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59c5c7" draw:fill="gradient" draw:fill-gradient-name="Gradient_20_29" draw:textarea-vertical-align="middle" draw:auto-grow-height="false" draw:fit-to-size="false" style:shrink-to-fit="false" fo:min-height="2.037cm" fo:min-width="5.71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" style:family="graphic" style:parent-style-name="standard" style:list-style-name="L1">
      <style:graphic-properties draw:stroke="solid" svg:stroke-width="0.026cm" svg:stroke-color="#62bb24" draw:fill="gradient" draw:fill-gradient-name="Gradient_20_5" draw:textarea-vertical-align="middle" draw:auto-grow-height="false" draw:fit-to-size="false" style:shrink-to-fit="false" fo:min-height="3.053cm" fo:min-width="5.71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" style:family="graphic" style:parent-style-name="standard" style:list-style-name="L1">
      <style:graphic-properties draw:stroke="solid" svg:stroke-width="0.026cm" svg:stroke-color="#00b6bd" draw:fill="solid" draw:fill-color="#0066b3" draw:textarea-vertical-align="middle" draw:auto-grow-height="false" draw:fit-to-size="false" style:shrink-to-fit="false" fo:min-height="0.64cm" fo:min-width="3.43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1">
      <style:graphic-properties draw:stroke="solid" svg:stroke-width="0.026cm" svg:stroke-color="#62bb24" draw:fill="solid" draw:fill-color="#92d050" draw:textarea-vertical-align="middle" draw:auto-grow-height="false" draw:fit-to-size="false" style:shrink-to-fit="false" fo:min-height="1.656cm" fo:min-width="1.40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 style:list-style-name="L1">
      <style:graphic-properties draw:stroke="solid" svg:stroke-width="0.026cm" svg:stroke-color="#62bb24" draw:fill="solid" draw:fill-color="#92d050" draw:textarea-vertical-align="middle" draw:auto-grow-height="false" draw:fit-to-size="false" style:shrink-to-fit="false" fo:min-height="1.656cm" fo:min-width="1.40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 style:list-style-name="L1">
      <style:graphic-properties draw:stroke="solid" svg:stroke-width="0.026cm" svg:stroke-color="#62bb24" draw:fill="solid" draw:fill-color="#92d050" draw:textarea-vertical-align="middle" draw:auto-grow-height="false" draw:fit-to-size="false" style:shrink-to-fit="false" fo:min-height="0.767cm" fo:min-width="3.43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 style:list-style-name="L1">
      <style:graphic-properties draw:stroke="solid" svg:stroke-width="0.026cm" svg:stroke-color="#00b6bd" draw:fill="solid" draw:fill-color="#0066b3" draw:textarea-vertical-align="middle" draw:auto-grow-height="false" draw:fit-to-size="false" style:shrink-to-fit="false" fo:min-height="0.767cm" fo:min-width="3.43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 style:list-style-name="L1">
      <style:graphic-properties draw:stroke="solid" svg:stroke-width="0.026cm" svg:stroke-color="#e3d200" draw:fill="gradient" draw:fill-gradient-name="Gradient_20_25" draw:textarea-vertical-align="middle" draw:auto-grow-height="false" draw:fit-to-size="false" style:shrink-to-fit="false" fo:min-height="5.466cm" fo:min-width="1.6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 style:list-style-name="L1">
      <style:graphic-properties draw:stroke="solid" svg:stroke-width="0.026cm" svg:stroke-color="#e3d200" draw:fill="solid" draw:fill-color="#fff200" draw:textarea-vertical-align="middle" draw:auto-grow-height="false" draw:fit-to-size="false" style:shrink-to-fit="false" fo:min-height="0.767cm" fo:min-width="1.40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2" style:family="graphic" style:parent-style-name="standard" style:list-style-name="L1">
      <style:graphic-properties draw:stroke="solid" svg:stroke-width="0.026cm" svg:stroke-color="#ccbe00" draw:fill="solid" draw:fill-color="#fff200" draw:textarea-vertical-align="middle" draw:auto-grow-height="false" draw:fit-to-size="false" style:shrink-to-fit="false" fo:min-height="0.64cm" fo:min-width="1.40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3" style:family="graphic" style:parent-style-name="standard" style:list-style-name="L1">
      <style:graphic-properties draw:stroke="solid" svg:stroke-width="0.026cm" svg:stroke-color="#e3d200" draw:fill="solid" draw:fill-color="#fff200" draw:textarea-vertical-align="middle" draw:auto-grow-height="false" draw:fit-to-size="false" style:shrink-to-fit="false" fo:min-height="0.767cm" fo:min-width="1.40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parent-style-name="standard" style:list-style-name="L1">
      <style:graphic-properties draw:stroke="solid" svg:stroke-width="0.026cm" svg:stroke-color="#e3d200" draw:fill="solid" draw:fill-color="#fff200" draw:textarea-vertical-align="middle" draw:auto-grow-height="false" draw:fit-to-size="false" style:shrink-to-fit="false" fo:min-height="0.767cm" fo:min-width="1.40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1" style:family="paragraph">
      <loext:graphic-properties draw:fill="gradient" draw:fill-gradient-name="Gradient_20_2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gradient" draw:fill-gradient-name="Gradient_20_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.051cm" fo:margin-right="0cm" fo:margin-top="0cm" fo:margin-bottom="0cm" fo:line-height="100%" fo:text-align="center" fo:text-indent="0cm" style:punctuation-wrap="hanging" style:writing-mode="lr-tb"/>
      <style:text-properties fo:color="#ffffff" style:font-name="Ubuntu" fo:font-size="7pt" fo:hyphenate="false"/>
    </style:style>
    <style:style style:name="P4" style:family="paragraph">
      <loext:graphic-properties draw:fill="solid" draw:fill-color="#0066b3"/>
      <style:paragraph-properties fo:margin-left="0.051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Ubuntu" fo:font-size="7pt" fo:hyphenate="false"/>
    </style:style>
    <style:style style:name="P5" style:family="paragraph">
      <style:text-properties fo:font-size="12pt" fo:font-weight="bold" style:font-size-asian="10pt" style:font-size-complex="10pt"/>
    </style:style>
    <style:style style:name="P6" style:family="paragraph">
      <loext:graphic-properties draw:fill="none" draw:fill-color="#ffffff"/>
      <style:text-properties style:font-name="Ubuntu" fo:font-size="12pt" fo:font-weight="bold" style:font-size-asian="10pt" style:font-size-complex="10pt"/>
    </style:style>
    <style:style style:name="P7" style:family="paragraph">
      <style:paragraph-properties fo:margin-left="0.051cm" fo:margin-right="0cm" fo:margin-top="0cm" fo:margin-bottom="0cm" fo:line-height="100%" fo:text-align="center" fo:text-indent="0cm" style:punctuation-wrap="hanging" style:writing-mode="lr-tb"/>
      <style:text-properties style:font-name="Ubuntu" fo:font-size="7pt" fo:hyphenate="false"/>
    </style:style>
    <style:style style:name="P8" style:family="paragraph">
      <loext:graphic-properties draw:fill="solid" draw:fill-color="#92d050"/>
      <style:paragraph-properties fo:margin-left="0.051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Ubuntu" fo:font-size="7pt" fo:hyphenate="false"/>
    </style:style>
    <style:style style:name="P9" style:family="paragraph">
      <style:text-properties fo:font-size="10pt" fo:font-weight="normal" style:font-size-asian="10pt" style:font-size-complex="10pt"/>
    </style:style>
    <style:style style:name="P10" style:family="paragraph">
      <loext:graphic-properties draw:fill="none" draw:fill-color="#ffffff"/>
      <style:text-properties style:font-name="Ubuntu" fo:font-size="10pt" fo:font-weight="normal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ffff" style:font-name="Ubuntu" fo:font-size="7pt" fo:hyphenate="false"/>
    </style:style>
    <style:style style:name="P12" style:family="paragraph">
      <loext:graphic-properties draw:fill="solid" draw:fill-color="#0066b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Ubuntu" fo:font-size="7pt" fo:hyphenate="false"/>
    </style:style>
    <style:style style:name="P13" style:family="paragraph">
      <loext:graphic-properties draw:fill="gradient" draw:fill-gradient-name="Gradient_20_2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solid" draw:fill-color="#fff200"/>
      <style:paragraph-properties fo:margin-left="0.051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Ubuntu" fo:font-size="7pt" fo:hyphenate="false"/>
    </style:style>
    <style:style style:name="T1" style:family="text">
      <style:text-properties fo:font-variant="normal" fo:text-transform="none" style:text-line-through-style="none" style:text-line-through-type="none" style:text-position="0% 100%" style:font-name="Ubuntu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Ubuntu" fo:font-size="12pt" fo:font-weight="bold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Ubuntu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10" draw:style-name="gr1" draw:text-style-name="P1" draw:layer="layout" svg:width="6.212cm" svg:height="2.286cm" svg:x="4.556cm" svg:y="5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2" draw:layer="layout" svg:width="6.212cm" svg:height="3.302cm" svg:x="4.567cm" svg:y="7.7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4" draw:layer="layout" svg:width="3.937cm" svg:height="0.889cm" svg:x="4.683cm" svg:y="6.588cm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A</text:span><text:span text:style-name="T1">p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P</text:span><text:span text:style-name="T1">I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4.82cm" svg:height="0.725cm" svg:x="6.461cm" svg:y="4.556cm">
          <draw:text-box>
            <text:p text:style-name="P5"><text:span text:style-name="T2">ASNeG OPC UA Stack</text:span></text:p>
          </draw:text-box>
        </draw:frame>
        <draw:custom-shape draw:name="Rectangle 10" draw:style-name="gr5" draw:text-style-name="P8" draw:layer="layout" svg:width="1.905cm" svg:height="1.905cm" svg:x="4.683cm" svg:y="7.858cm">
          <text:p text:style-name="P7"><text:span text:style-name="T3"><text:s/></text:span><text:span text:style-name="T3">Server OPC UA</text:span></text:p>
          <text:p text:style-name="P7"><text:span text:style-name="T3"><text:s/></text:span><text:span text:style-name="T3">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8" draw:layer="layout" svg:width="1.905cm" svg:height="1.905cm" svg:x="6.715cm" svg:y="7.858cm">
          <text:p text:style-name="P7"><text:span text:style-name="T3">Client OPC UA</text:span></text:p>
          <text:p text:style-name="P7"><text:span text:style-name="T3"><text:s/></text:span><text:span text:style-name="T3">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" draw:text-style-name="P8" draw:layer="layout" svg:width="3.937cm" svg:height="1.016cm" svg:x="4.683cm" svg:y="9.89cm">
          <text:p text:style-name="P7"><text:span text:style-name="T3">Core OPC UA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0" draw:layer="layout" svg:width="1.853cm" svg:height="0.645cm" svg:x="8.672cm" svg:y="7.858cm">
          <draw:text-box>
            <text:p text:style-name="P9"><text:span text:style-name="T4">C++</text:span><text:span text:style-name="T4"> SDK</text:span></text:p>
          </draw:text-box>
        </draw:frame>
        <draw:custom-shape draw:name="Rectangle 10" draw:style-name="gr8" draw:text-style-name="P12" draw:layer="layout" svg:width="3.937cm" svg:height="1.016cm" svg:x="4.683cm" svg:y="5.445cm">
          <text:p text:style-name="P11"><text:span text:style-name="T1">Application Man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0" draw:layer="layout" svg:width="2.322cm" svg:height="1.039cm" svg:x="8.584cm" svg:y="5.361cm">
          <draw:text-box>
            <text:p text:style-name="P9"><text:span text:style-name="T4">Applicati</text:span><text:span text:style-name="T4">on</text:span></text:p>
            <text:p text:style-name="P9"><text:span text:style-name="T4">Server</text:span></text:p>
          </draw:text-box>
        </draw:frame>
        <draw:custom-shape draw:name="Rectangle 10" draw:style-name="gr10" draw:text-style-name="P13" draw:layer="layout" svg:width="2.159cm" svg:height="5.715cm" svg:x="10.906cm" svg:y="5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0" draw:layer="layout" svg:width="1.349cm" svg:height="0.645cm" svg:x="10.954cm" svg:y="5.356cm">
          <draw:text-box>
            <text:p text:style-name="P9"><text:span text:style-name="T4">Tools</text:span></text:p>
          </draw:text-box>
        </draw:frame>
        <draw:custom-shape draw:name="Rectangle 10" draw:style-name="gr11" draw:text-style-name="P14" draw:layer="layout" svg:width="1.905cm" svg:height="1.016cm" svg:x="11.033cm" svg:y="9.89cm">
          <text:p text:style-name="P7"><text:span text:style-name="T3">Project Buil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4" draw:layer="layout" svg:width="1.905cm" svg:height="0.889cm" svg:x="11.033cm" svg:y="8.874cm">
          <text:p text:style-name="P7"><text:span text:style-name="T3">Build Scrip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4" draw:layer="layout" svg:width="1.905cm" svg:height="1.016cm" svg:x="11.033cm" svg:y="7.731cm">
          <text:p text:style-name="P7"><text:span text:style-name="T3">Type Gener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4" draw:text-style-name="P14" draw:layer="layout" svg:width="1.905cm" svg:height="1.016cm" svg:x="11.033cm" svg:y="6.588cm">
          <text:p text:style-name="P7"><text:span text:style-name="T3">CLI OPC UA 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7d1d1" draw:end-color="#bce4e5" draw:start-intensity="100%" draw:end-intensity="100%" draw:angle="1800" draw:border="0%"/>
    <draw:gradient draw:name="Gradient_20_16" draw:display-name="Gradient 16" draw:style="linear" draw:start-color="#fff200" draw:end-color="#eaffe4" draw:start-intensity="100%" draw:end-intensity="100%" draw:angle="1800" draw:border="0%"/>
    <draw:gradient draw:name="Gradient_20_17" draw:display-name="Gradient 17" draw:style="linear" draw:start-color="#fff685" draw:end-color="#eaffe4" draw:start-intensity="100%" draw:end-intensity="100%" draw:angle="1800" draw:border="0%"/>
    <draw:gradient draw:name="Gradient_20_18" draw:display-name="Gradient 18" draw:style="linear" draw:start-color="#fff685" draw:end-color="#fff200" draw:start-intensity="100%" draw:end-intensity="100%" draw:angle="1800" draw:border="0%"/>
    <draw:gradient draw:name="Gradient_20_19" draw:display-name="Gradient 19" draw:style="linear" draw:start-color="#fff200" draw:end-color="#fff200" draw:start-intensity="100%" draw:end-intensity="100%" draw:angle="1800" draw:border="0%"/>
    <draw:gradient draw:name="Gradient_20_20" draw:display-name="Gradient 20" draw:style="linear" draw:start-color="#fff200" draw:end-color="#fff685" draw:start-intensity="100%" draw:end-intensity="100%" draw:angle="1800" draw:border="0%"/>
    <draw:gradient draw:name="Gradient_20_21" draw:display-name="Gradient 21" draw:style="linear" draw:start-color="#fff685" draw:end-color="#fff685" draw:start-intensity="100%" draw:end-intensity="100%" draw:angle="1800" draw:border="0%"/>
    <draw:gradient draw:name="Gradient_20_22" draw:display-name="Gradient 22" draw:style="linear" draw:start-color="#fff685" draw:end-color="#fff450" draw:start-intensity="100%" draw:end-intensity="100%" draw:angle="1800" draw:border="0%"/>
    <draw:gradient draw:name="Gradient_20_23" draw:display-name="Gradient 23" draw:style="linear" draw:start-color="#fff9ae" draw:end-color="#fff685" draw:start-intensity="100%" draw:end-intensity="100%" draw:angle="1800" draw:border="0%"/>
    <draw:gradient draw:name="Gradient_20_24" draw:display-name="Gradient 24" draw:style="linear" draw:start-color="#fff9ae" draw:end-color="#fff9ae" draw:start-intensity="100%" draw:end-intensity="100%" draw:angle="1800" draw:border="0%"/>
    <draw:gradient draw:name="Gradient_20_25" draw:display-name="Gradient 25" draw:style="linear" draw:start-color="#ffffff" draw:end-color="#fff9ae" draw:start-intensity="100%" draw:end-intensity="100%" draw:angle="1800" draw:border="0%"/>
    <draw:gradient draw:name="Gradient_20_26" draw:display-name="Gradient 26" draw:style="linear" draw:start-color="#2f4f4f" draw:end-color="#bce4e5" draw:start-intensity="100%" draw:end-intensity="100%" draw:angle="1800" draw:border="0%"/>
    <draw:gradient draw:name="Gradient_20_27" draw:display-name="Gradient 27" draw:style="linear" draw:start-color="#6495ed" draw:end-color="#bce4e5" draw:start-intensity="100%" draw:end-intensity="100%" draw:angle="1800" draw:border="0%"/>
    <draw:gradient draw:name="Gradient_20_28" draw:display-name="Gradient 28" draw:style="linear" draw:start-color="#6495ed" draw:end-color="#e0ffff" draw:start-intensity="100%" draw:end-intensity="100%" draw:angle="1800" draw:border="0%"/>
    <draw:gradient draw:name="Gradient_20_29" draw:display-name="Gradient 29" draw:style="linear" draw:start-color="#add8e6" draw:end-color="#e0ffff" draw:start-intensity="100%" draw:end-intensity="100%" draw:angle="1800" draw:border="0%"/>
    <draw:gradient draw:name="Gradient_20_30" draw:display-name="Gradient 30" draw:style="linear" draw:start-color="#add8e6" draw:end-color="#87cefa" draw:start-intensity="100%" draw:end-intensity="100%" draw:angle="1800" draw:border="0%"/>
    <draw:gradient draw:name="Gradient_20_31" draw:display-name="Gradient 31" draw:style="linear" draw:start-color="#add8e6" draw:end-color="#6495ed" draw:start-intensity="100%" draw:end-intensity="100%" draw:angle="1800" draw:border="0%"/>
    <draw:gradient draw:name="Gradient_20_5" draw:display-name="Gradient 5" draw:style="linear" draw:start-color="#c9ffbb" draw:end-color="#eaffe4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21:29:18.870630188</meta:creation-date>
    <dc:date>2019-04-18T21:39:14.347516211</dc:date>
    <meta:editing-duration>P1DT23H15M43S</meta:editing-duration>
    <meta:editing-cycles>2</meta:editing-cycles>
    <meta:generator>LibreOffice/6.0.7.3$Linux_X86_64 LibreOffice_project/00m0$Build-3</meta:generator>
    <meta:document-statistic meta:object-count="16"/>
  </office:meta>
</office:document-meta>
</file>